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-1.005cm" style:auto-text-indent="false" style:writing-mode="lr-tb"/>
    </style:style>
    <style:style style:name="P2" style:family="paragraph" style:parent-style-name="Standard">
      <style:paragraph-properties fo:text-align="justify" style:justify-single-word="false" style:writing-mode="lr-tb"/>
    </style:style>
    <style:style style:name="P3" style:family="paragraph" style:parent-style-name="Standard">
      <style:paragraph-properties fo:text-align="justify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 style:writing-mode="lr-tb"/>
    </style:style>
    <style:style style:name="P6" style:family="paragraph" style:parent-style-name="Text_20_body">
      <style:paragraph-properties fo:margin-left="2.99cm" fo:margin-right="0cm" fo:text-align="justify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9.551cm" fo:margin-right="0cm" fo:text-align="justify" style:justify-single-word="false" fo:text-indent="0cm" style:auto-text-indent="false" style:writing-mode="lr-tb">
        <style:tab-stops>
          <style:tab-stop style:position="9.753cm"/>
        </style:tab-stops>
      </style:paragraph-properties>
    </style:style>
    <style:style style:name="P8" style:family="paragraph" style:parent-style-name="Standard">
      <style:paragraph-properties fo:margin-left="9.551cm" fo:margin-right="0cm" fo:text-align="justify" style:justify-single-word="false" fo:text-indent="0cm" style:auto-text-indent="false" style:writing-mode="lr-tb">
        <style:tab-stops>
          <style:tab-stop style:position="1.058cm"/>
        </style:tab-stops>
      </style:paragraph-properties>
      <style:text-properties fo:color="#000000"/>
    </style:style>
    <style:style style:name="P9" style:family="paragraph" style:parent-style-name="Text_20_body">
      <style:paragraph-properties fo:margin-left="9.551cm" fo:margin-right="0cm" fo:text-align="justify" style:justify-single-word="false" fo:text-indent="0cm" style:auto-text-indent="false" style:writing-mode="lr-tb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9.551cm" fo:margin-right="0cm" fo:text-indent="0cm" style:auto-text-indent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-1.032cm" fo:margin-right="0cm" fo:text-align="justify" style:justify-single-word="false" fo:text-indent="0cm" style:auto-text-indent="false" style:writing-mode="lr-tb">
        <style:tab-stops>
          <style:tab-stop style:position="0.026cm"/>
        </style:tab-stops>
      </style:paragraph-properties>
      <style:text-properties fo:color="#000000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 style:writing-mode="lr-tb">
        <style:tab-stops>
          <style:tab-stop style:position="9.502cm"/>
        </style:tab-stops>
      </style:paragraph-properties>
    </style:style>
    <style:style style:name="P13" style:family="paragraph" style:parent-style-name="heading_20_2" style:list-style-name="WW8Num2">
      <style:paragraph-properties fo:margin-left="7.493cm" fo:margin-right="0cm" fo:text-align="justify" style:justify-single-word="false" fo:text-indent="0cm" style:auto-text-indent="false" style:writing-mode="lr-tb">
        <style:tab-stops>
          <style:tab-stop style:position="-3.203cm"/>
        </style:tab-stops>
      </style:paragraph-properties>
      <style:text-properties fo:font-style="italic" style:font-style-asian="italic" style:font-style-complex="italic"/>
    </style:style>
    <style:style style:name="P14" style:family="paragraph" style:parent-style-name="heading_20_5" style:master-page-name="Standard">
      <style:paragraph-properties fo:margin-left="0cm" fo:margin-right="0cm" fo:text-align="justify" style:justify-single-word="false" fo:text-indent="-1.005cm" style:auto-text-indent="false" style:page-number="auto" style:writing-mode="lr-tb"/>
    </style:style>
    <style:style style:name="P15" style:family="paragraph" style:parent-style-name="heading_20_1" style:list-style-name="WW8Num2">
      <style:paragraph-properties fo:text-align="justify" style:justify-single-word="false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Times New Roman" fo:font-size="11pt" fo:font-weight="bold" style:font-size-asian="11pt" style:font-weight-asian="bold" style:font-size-complex="11pt" style:font-weight-complex="bol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qual" text:name="personne_qual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" text:name="Structurereferente_adresse"/>
        <text:user-field-decl office:value-type="string" office:string-value="" text:name="aideapre66_motifrejetequipe"/>
        <text:user-field-decl office:value-type="string" office:string-value="codepos" text:name="adresse_codepos"/>
        <text:user-field-decl office:value-type="string" office:string-value="locaadr" text:name="adresse_nomc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adr" text:name="adresse_compladr"/>
        <text:user-field-decl office:value-type="string" office:string-value="user_ville" text:name="user_ville"/>
        <text:user-field-decl office:value-type="string" office:string-value="structurereferente_ville" text:name="structurereferente_ville"/>
      </text:user-field-decls>
      <text:h text:style-name="P14" text:outline-level="5"/>
      <text:p text:style-name="P1"/>
      <text:p text:style-name="P1"/>
      <text:p text:style-name="P1"><text:s text:c="10"/></text:p>
      <text:p text:style-name="P1"/>
      <text:p text:style-name="P2"/>
      <text:p text:style-name="P12"><text:tab/><text:tab/><text:tab/><text:tab/><text:tab/><text:tab/><text:tab/><text:tab/><text:span text:style-name="T9"><text:user-field-get text:name="structurereferente_ville">structurereferente_ville</text:user-field-get></text:span>, le <text:span text:style-name="T8"><text:date style:data-style-name="N76" text:date-value="2011-12-21T15:10:16.86">21 décembre 2011</text:date></text:span></text:p>
      <text:p text:style-name="P2"/>
      <text:p text:style-name="P7"/>
      <text:p text:style-name="P8"><text:span text:style-name="T3"><text:user-field-get text:name="personne_qual">personne_qual</text:user-field-get></text:span><text:span text:style-name="T3"> <text:s/></text:span><text:span text:style-name="T3"><text:user-field-get text:name="personne_nom">personne_nom</text:user-field-get></text:span><text:span text:style-name="T3"> <text:s/></text:span><text:span text:style-name="T3"><text:user-field-get text:name="personne_prenom">personne_prenom</text:user-field-get></text:span></text:p>
      <text:p text:style-name="P10"><text:user-field-get text:name="adresse_numvoie">numvoie</text:user-field-get> <text:user-field-get text:name="adresse_libtypevoie">typevoie</text:user-field-get> <text:user-field-get text:name="adresse_nomvoie">nomvoie</text:user-field-get></text:p>
      <text:p text:style-name="P10"><text:user-field-get text:name="adresse_compladr">compladr</text:user-field-get></text:p>
      <text:p text:style-name="P9"><text:span text:style-name="T7"><text:user-field-get text:name="adresse_codepos">codepos</text:user-field-get></text:span><text:span text:style-name="T7"> </text:span><text:span text:style-name="T7"><text:user-field-get text:name="adresse_nomcom">locaadr</text:user-field-get></text:span></text:p>
      <text:p text:style-name="P2"/>
      <text:p text:style-name="P2"/>
      <text:p text:style-name="P2"/>
      <text:list xml:id="list35236552" text:style-name="WW8Num2">
        <text:list-item>
          <text:h text:style-name="P15" text:outline-level="1"><text:span text:style-name="T1">Objet</text:span> : votre demande d'Aide Personnalisée au Retour à l'Emploi (APRE)</text:h>
        </text:list-item>
      </text:list>
      <text:p text:style-name="P2"/>
      <text:p text:style-name="P2"><text:tab/><text:user-field-get text:name="personne_qual">personne_qual</text:user-field-get>, </text:p>
      <text:p text:style-name="P2"/>
      <text:p text:style-name="P5"><text:tab/>Dans le cadre de votre parcours d'insertion, vous avez fait une demande d'aide financière.</text:p>
      <text:p text:style-name="P2"/>
      <text:p text:style-name="P5"><text:tab/>J'ai le regret de vous informer qu'après étude de votre dossier, il a été décidé de ne pas vous attribuer l'aide demandée pour le(s) motif(s) suivant(s) :</text:p>
      <text:p text:style-name="P5"/>
      <text:p text:style-name="P6"><text:user-field-get text:name="aideapre66_motifrejetequipe"/></text:p>
      <text:p text:style-name="P5"/>
      <text:p text:style-name="P2"><text:tab/><text:span text:style-name="T2">Toutefois, si vous contestez cette décision vous disposez d'un délai de </text:span><text:span text:style-name="T4">DEUX MOIS</text:span><text:span text:style-name="T2"> à compter de la réception de cette notification pour exercer <text:s/>un recours auprès du Conseil Général à l'adresse suivante :</text:span></text:p>
      <text:p text:style-name="P2"/>
      <text:p text:style-name="P4"><text:s text:c="53"/>Conseil Général</text:p>
      <text:p text:style-name="P4"><text:s text:c="41"/>Direction des Politiques Sociales </text:p>
      <text:p text:style-name="P4"><text:s text:c="54"/>Recours APRE</text:p>
      <text:p text:style-name="P4"><text:s text:c="47"/>25 rue Petite la Monnaie</text:p>
      <text:p text:style-name="P4"><text:s text:c="51"/>66000 PERPIGNAN</text:p>
      <text:p text:style-name="P2"/>
      <text:p text:style-name="P2"><text:span text:style-name="T6"><text:tab/></text:span>Veuillez agréer<text:span text:style-name="T5">, </text:span><text:span text:style-name="T5"><text:user-field-get text:name="personne_qual">personne_qual</text:user-field-get></text:span><text:span text:style-name="T5">, l'e</text:span>xpression de mes salutations distinguées.</text:p>
      <text:p text:style-name="P2"/>
      <text:p text:style-name="P2"/>
      <text:list xml:id="list35214133" text:continue-numbering="true" text:style-name="WW8Num2">
        <text:list-item>
          <text:list>
            <text:list-item>
              <text:h text:style-name="P13" text:outline-level="2">L'équipe de direction de la MSP</text:h>
            </text:list-item>
          </text:list>
        </text:list-item>
      </text:list>
      <text:p text:style-name="P3"/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2pt" fo:language="fr" fo:country="FR" style:font-name-asian="Times New Roman" style:font-size-asian="12pt" style:language-asian="ar" style:country-asian="SA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épertoire" style:family="paragraph" style:parent-style-name="Standard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rps_20_de_20_texte_20_21" style:display-name="Corps de texte 21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WW8Num2z0" style:family="text">
      <style:text-properties style:font-name-complex="Times New Roman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1z0" style:family="text">
      <style:text-properties style:font-name-complex="Times New Roman"/>
    </style:style>
    <style:style style:name="WW-Absatz-Standardschriftart1111111111111111" style:family="text"/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19cm" fo:margin-bottom="1.586cm" fo:margin-left="2.499cm" fo:margin-right="1.99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0-04-14T14:54:00</meta:print-date>
    <meta:editing-duration>PT2H55M38S</meta:editing-duration>
    <meta:generator>LibreOffice/3.4$Win32 LibreOffice_project/340m1$Build-402</meta:generator>
    <dc:date>2011-12-21T15:10:16.80</dc:date>
    <meta:editing-cycles>8</meta:editing-cycles>
    <dc:creator>Christophe DANOT</dc:creator>
    <meta:document-statistic meta:table-count="0" meta:image-count="0" meta:object-count="0" meta:page-count="1" meta:paragraph-count="20" meta:word-count="129" meta:character-count="1146" meta:non-whitespace-character-count="758"/>
    <meta:user-defined meta:name="Info 1"/>
    <meta:user-defined meta:name="Info 2"/>
    <meta:user-defined meta:name="Info 3"/>
    <meta:user-defined meta:name="Info 4"/>
  </office:meta>
</office:document-meta>
</file>